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 United States Declaration of Independence</text:p>
      <text:p text:style-name="Normal"># 미국 독립 선언문</text:p>
      <text:p text:style-name="Normal"/>
      <text:p text:style-name="Normal">&gt; At the Tomas Jefferson Memorial</text:p>
      <text:p text:style-name="Normal">&gt; 토마스 제퍼슨 기념 공원에서</text:p>
      <text:p text:style-name="Normal"/>
      <text:p text:style-name="Normal">God who gave us life gave us liberty.</text:p>
      <text:p text:style-name="Normal">우리에게 생명을 주신 신께서는 자유 또한 우리에게 주셨습니다.</text:p>
      <text:p text:style-name="Normal"/>
      <text:p text:style-name="Normal">Can the liberties of a nation be secure when we have removed a conviction that these liberties are the gift of god?</text:p>
      <text:p text:style-name="Normal">*secure: (a) 안전한, 위험이 없는, 보장된, 안정된</text:p>
      <text:p text:style-name="Normal">*conviction: (n) 신념, 확신, 설득</text:p>
      <text:p text:style-name="Normal">우리가 이런 자유들이 신으로부터 주어진 선물이라는 신념을 버린다면, 국가의 자유는 보장될 수 있을까요?</text:p>
      <text:p text:style-name="Normal"/>
      <text:p text:style-name="Normal">Indeed I tremble for my country when I reflect that god is just, that his justice cannot sleep forever.</text:p>
      <text:p text:style-name="Normal">*indeed: (부) 참으로, 실로</text:p>
      <text:p text:style-name="Normal">*tremble: (v) 떨다, 전율하다</text:p>
      <text:p text:style-name="Normal">저 자신이 신께서 항상 정의로우시고, 그의 정의는 항상 잠들지 않는다는 것은 생각할 때 저는 제 국가를 위해 전율합니다.</text:p>
      <text:p text:style-name="Normal"/>
      <text:p text:style-name="Normal">Commerce between master and slave is despotism.</text:p>
      <text:p text:style-name="Normal">*commerce: (n) 상업, 통상, 거래</text:p>
      <text:p text:style-name="Normal">*despotism: (n) 독재, 전제 정치, 폭정, 독재 국가, 전제정의 국가</text:p>
      <text:p text:style-name="Normal">주인과 노예 간의 거래는 독재적이며,</text:p>
      <text:p text:style-name="Normal"/>
      <text:p text:style-name="Normal">Nothing is more certainly written in the book of fate than that these people are to be free.</text:p>
      <text:p text:style-name="Normal">운명의 책에서 현재 이 사람들이 자유로워지는 것보다도 더 쓰여진 것은 없습니다.</text:p>
      <text:p text:style-name="Normal"/>
      <text:p text:style-name="Normal">Establish the law for educating the common people.</text:p>
      <text:p text:style-name="Normal">대중들을 교육하기 위해 법을 만듭니다.</text:p>
      <text:p text:style-name="Normal"/>
      <text:p text:style-name="Normal">This is the business of the state to effect and on a general plan.</text:p>
      <text:p text:style-name="Normal">이것은 국가의 일이자, 일반적인 계획이기도 합니다.</text:p>
      <text:p text:style-name="Normal"/>
      <text:p text:style-name="Normal">I am not an advocate for frequent changes in laws and constitutions.</text:p>
      <text:p text:style-name="Normal">저는 헌법과 법률들의 빈도 높은 변화에 대해 찬성할 수 없습니다.</text:p>
      <text:p text:style-name="Normal"/>
      <text:p text:style-name="Normal">But laws and institutions must go hand in hand with the progress of human mind.</text:p>
      <text:p text:style-name="Normal">허나 법이나 기관들은 사람의 사상의 진보와 함께 손에 손을 잡고서,</text:p>
      <text:p text:style-name="Normal"/>
      <text:p text:style-name="Normal">As that becomes more developed, more enlightened.</text:p>
      <text:p text:style-name="Normal">*enlight: (a) 계몽적인</text:p>
      <text:p text:style-name="Normal">그들이 더욱 발전하고, 더욱 계몽되어질수록, </text:p>
      <text:p text:style-name="Normal"/>
      <text:p text:style-name="Normal">As new discoveries are made, new truths discovered and manners and opinions change, with the change of circumstances.</text:p>
      <text:p text:style-name="Normal">*circumstance: (n) 주위 상황, 주위 사정, 환경</text:p>
      <text:p text:style-name="Normal">새로운 발견들이 이루어지고, 새로운 사실들이 발견되고, 매너와 의견들이 주변 상황과 함께 바뀐다면,</text:p>
      <text:p text:style-name="Normal"/>
      <text:p text:style-name="Normal">Institutions must advance also to keep pace with the times.</text:p>
      <text:p text:style-name="Normal">*pace: (n) 걸음, 걸음 걸이, 걷는 속도</text:p>
      <text:p text:style-name="Normal">기관들도 그 속도에 맞추어 진보해야한 합니다.</text:p>
      <text:p text:style-name="Normal"/>
      <text:p text:style-name="Normal">We might as well require a man to wear wtill the coat which fitted him when a body as civilized society to remain ever under the regiment of their varvarous ancestors.</text:p>
      <text:p text:style-name="Normal">*require: (v) 요구하다, 명하다, 규정하다</text:p>
      <text:p text:style-name="Normal">*regiment: (n) 연대, 다수, 큰 무리</text:p>
      <text:p text:style-name="Normal">*varvarous: </text:p>
      <text:p text:style-name="Normal">우리는 </text:p>
      <text:p text:style-name="Normal"/>
      <text:p text:style-name="Normal">We hold these truths to be self-evident: That all men are created equal.</text:p>
      <text:p text:style-name="Normal">That they are endowed by their creator with certain inalienable rights.</text:p>
      <text:p text:style-name="Normal">Among these are life, liberty and the pursuit of happiness, that to secure these rights governments are instituted among the men.</text:p>
      <text:p text:style-name="Normal">We... solemnly publish and declare, that these colonies are and of right ought to be free and independent states...</text:p>
      <text:p text:style-name="Normal">And for the support of this declaration, with a firm reliance on the protection of divine providence, we mutually pledge our lives, our fortunes and sacred honour,</text:p>
      <text:p text:style-name="Normal"/>
      <text:p text:style-name="Normal">Almighty god hath created the mind free.</text:p>
      <text:p text:style-name="Normal">All attempts to influence it by temporal punishments or burthens... are a departure from the plan of the holy author of our religion...</text:p>
      <text:p text:style-name="Normal">No man shall be compelled to frequent or support andy religious worship or ministry or shall otherwise suffer on account of his religious opinions or belief, but all men shall be free to profess and by argument to maintain, their opinions in matters of religion.</text:p>
      <text:p text:style-name="Normal">I know but one code of morality for men whether acting singly or collectively.</text:p>
      <text:p text:style-name="Normal"/>
      <text:p text:style-name="Normal"># Quote on the Statue of President Lincoln</text:p>
      <text:p text:style-name="Normal">&gt; At the Lincoln Memorial</text:p>
      <text:p text:style-name="Normal"/>
      <text:p text:style-name="Normal">In this temple</text:p>
      <text:p text:style-name="Normal">As in the hearts of the people</text:p>
      <text:p text:style-name="Normal">For whom he saved the union</text:p>
      <text:p text:style-name="Normal">The memory of abraham lincoln</text:p>
      <text:p text:style-name="Normal">Is enshrined forever</text:p>
      <text:p text:style-name="Normal"/>
      <text:p text:style-name="Normal"># Gettysburg Address</text:p>
      <text:p text:style-name="Normal">&gt; At the Lincoln Memorial</text:p>
      <text:p text:style-name="Normal"/>
      <text:p text:style-name="Normal">Four score and seven years ago our fathers brought forth on this continent a new nation conceived in liberty and dedicatied to the proposition that all men are created equal.</text:p>
      <text:p text:style-name="Normal">Now we are engaged in a great civil war testing whether that nation or any nation so conceived and so dedicated can long endure.</text:p>
      <text:p text:style-name="Normal">We are met on a great battlefield of that war.</text:p>
      <text:p text:style-name="Normal">We have come to dedicate a portion of that field as a final resting place for those who here gave thier lives that that nation might live.</text:p>
      <text:p text:style-name="Normal">It is altogether fitthing and proper that we should do this.</text:p>
      <text:p text:style-name="Normal">But in a larger sense we can not dedicate.</text:p>
      <text:p text:style-name="Normal">We can not consecrate.</text:p>
      <text:p text:style-name="Normal">We can not hallow this ground.</text:p>
      <text:p text:style-name="Normal">The brave men liveing and dead who struggled here have consecrated it far above out poor power to add or detract.</text:p>
      <text:p text:style-name="Normal">The world will little note nor long remember what we say here but it can never forget what they did here.</text:p>
      <text:p text:style-name="Normal">It is for us the living rather to be dedicated here to the unfinished work which they who fought here have thus far so nobly advanced.</text:p>
      <text:p text:style-name="Normal">It is rather for us to be here dedicated to the great task remaining before us.</text:p>
      <text:p text:style-name="Normal">That from these honored dead we take increased devotion to that cause for which they gave the last full measure of devotion.</text:p>
      <text:p text:style-name="Normal">That we here hightly resolve that these dead shall not have died in vain.</text:p>
      <text:p text:style-name="Normal">That this nation under god shall have a new brith of freedom.</text:p>
      <text:p text:style-name="Normal">And that government of the people by the people for the people shall not perish from the earth.</text:p>
      <text:p text:style-name="Normal"/>
      <text:p text:style-name="Normal"># Another Address by President Lincoln</text:p>
      <text:p text:style-name="Normal">&gt; At the Lincoln Memorial</text:p>
      <text:p text:style-name="Normal"/>
      <text:p text:style-name="Normal">Fellow countrymen: At this second apperating to take the oath of the presidental office there is less occasion for an extended address than there was at the first.</text:p>
      <text:p text:style-name="Normal">Then a statement somewhat in detail of a course to be pursued seemed fitting and proper.</text:p>
      <text:p text:style-name="Normal">Now at the expiration of four years during which public declarations have been constantly called forth on every point and phase of the great contest which still absorbs the attention and engrosses the energies of the the nation little that is new could be presented.</text:p>
      <text:p text:style-name="Normal">The progress of our arms upon which all else chiefly depends is as well known to the public as to myself and it is I trust reasonably statisfactory and encouraging to all.</text:p>
      <text:p text:style-name="Normal">With high hope for these future no prediction in regard to it is ventured.</text:p>
      <text:p text:style-name="Normal">On the occasion corresponding to this four years ago all thoughts were anxiously directed to an impending civil war.</text:p>
      <text:p text:style-name="Normal">All dreaded it.</text:p>
      <text:p text:style-name="Normal">All sought to avert it.</text:p>
      <text:p text:style-name="Normal">While the inagural address was being deivered from this place devoted altogether to saving the union without war insurgent agents where in the city seeking to destory it without war.</text:p>
      <text:p text:style-name="Normal">Seeking to dissolve the union and divide effects by negotiation.</text:p>
      <text:p text:style-name="Normal">Both parties deprecated war but one of them would make war rather than let the nation survive and the other would accept war rather than let it perish.</text:p>
      <text:p text:style-name="Normal">And the war came.</text:p>
      <text:p text:style-name="Normal">One eighth of the whole population were colored slaves not distributed generally over the union but localized in the southern part of it. These slaves constituted a peculiar and powerful interest.</text:p>
      <text:p text:style-name="Normal">All knew that this interest was somehow the cause of the war.</text:p>
      <text:p text:style-name="Normal">To strengthen perpetuate and extend this interest was the object for which the insurgents would rend the union even by war while the government claimed no right to do more than to restrict the territorial enlargement of it.</text:p>
      <text:p text:style-name="Normal">Neither party expected for the war the magnitude or the duration which it has already attained.</text:p>
      <text:p text:style-name="Normal">Neither anticipated that the cause of the conflicy might cease with or even before the conflict itself should cease. Each looked for an easier triumph and a result less fundamental and astounding.</text:p>
      <text:p text:style-name="Normal">Both read the same bible and pray to the same god and each invokes his aid against the other.</text:p>
      <text:p text:style-name="Normal">It may seem strange that any men sould dare to ask a just god’s assistance in wringing their bread from the sweat of other men’s faces but let us judge not that we be not judged.</text:p>
      <text:p text:style-name="Normal">The prayers of both could not be answered.</text:p>
      <text:p text:style-name="Normal">That of neither has been answered fully.</text:p>
      <text:p text:style-name="Normal">The almighty has his own purposes.</text:p>
      <text:p text:style-name="Normal">“Woe unto the world because of offenses for it must needs be that offenses come but woe to that man by whom the offense cometh.”</text:p>
      <text:p text:style-name="Normal">If we shall suppose that american slavery is one of thouse offenses which in the providence of god must needs come but which having continued through his appointed time he now wills to remove and that he gives to both north and south this terrible war as the woe due to those by whom the offense came shall we discern therein any departure from those divine attributes which the belivers in a living god always ascribe to him.</text:p>
      <text:p text:style-name="Normal">Fondly do we hope.</text:p>
      <text:p text:style-name="Normal">Fervently do we pray.</text:p>
      <text:p text:style-name="Normal">That this mighty scourge of war may speedly pass away.</text:p>
      <text:p text:style-name="Normal">Yet if god wills that it continue until all the wealth piled by the bondsman’s two hundred and fifty years of unrequited toil shall be sunk and until every drop of blood drawn with the lash shall be pain by another drawn with the sword as was said three thousand years ago so still it must be said “The judgements of the lord are true and righteous altogether.”</text:p>
      <text:p text:style-name="Normal">With malice toward none with charity for all with firmness in the right as god gives us to see the right let us strive on to finish the work we are in to bind up the nation’s wounds to care for him who shall have borne that battle and for his widow and his orphanto do all which may achieve and cherish a just and lasting peace among ourselves and with all nation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